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4T09:46:20.85</dc:date>
    <dc:creator>James  Lombardi</dc:creator>
    <meta:editing-duration>PT25M5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5" meta:paragraph-count="110" meta:word-count="1336" meta:character-count="6629"/>
  </office:meta>
</office:document-meta>
</file>